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7694in" style:rel-column-width="7281*"/>
    </style:style>
    <style:style style:name="Table2.B" style:family="table-column">
      <style:table-column-properties style:column-width="0.7694in" style:rel-column-width="7282*"/>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I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1.3847in" style:rel-column-width="13106*"/>
    </style:style>
    <style:style style:name="Table3.C" style:family="table-column">
      <style:table-column-properties style:column-width="1.3847in"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4" style:family="table">
      <style:table-properties style:width="6.925in" table:align="margins" style:writing-mode="lr-tb"/>
    </style:style>
    <style:style style:name="Table4.A" style:family="table-column">
      <style:table-column-properties style:column-width="1.1653in" style:rel-column-width="11027*"/>
    </style:style>
    <style:style style:name="Table4.B" style:family="table-column">
      <style:table-column-properties style:column-width="5.7597in" style:rel-column-width="545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Text_20_body">
      <style:paragraph-properties fo:margin-top="0in" fo:margin-bottom="0in"/>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Standard">
      <style:paragraph-properties fo:margin-left="0.5in" fo:margin-right="0in" fo:text-indent="0in" style:auto-text-indent="false"/>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1">
      <style:paragraph-properties fo:margin-left="0.5in" fo:margin-right="0in" fo:text-indent="0in" style:auto-text-indent="false"/>
    </style:style>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814458912" text:id="ct814458912">
          <text:insertion>
            <office:change-info>
              <dc:creator>Bob Jacobsen</dc:creator>
              <dc:date>2011-07-30T10:48:00</dc:date>
            </office:change-info>
          </text:insertion>
        </text:changed-region>
        <text:changed-region xml:id="ct656205760" text:id="ct656205760">
          <text:insertion>
            <office:change-info>
              <dc:creator>Bob Jacobsen</dc:creator>
              <dc:date>2011-07-30T1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OpenLCB messages carry a Message Type Indicator (MTI) field to indicate their type. The primary form is a 16-bit number.</text:p>
      <text:p text:style-name="Standard">This note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5">understand</text:span> the material in this document.</text:p></text:note-body></text:note>. Those allocations are normative. The discussion in this note is not normative on OpenLCB users or node developers, but does describe the methods that are to be used for allocating new MTI values for new OpenLCB message and protocol types.</text:p>
      <text:p text:style-name="Standard">MTI information may be carried in different formats for different wire protocols. These are documented in the same spreadsheet, and discussed in separate sections below. </text:p>
      <text:h text:style-name="Heading_20_1" text:outline-level="1">Common MTI Values</text:h>
      <text:p text:style-name="Standard">Many nodes will treat MTIs as magic 16-bit numbers, just comparing them for equality to specific values of interest. <text:s/>That's a perfectly fine implementation strategy.</text:p>
      <text:p text:style-name="Standard">To allocate them, however, having a systematic pattern to the values can be more useful.</text:p>
      <text:list xml:id="list1918798990" text:style-name="L1">
        <text:list-item>
          <text:p text:style-name="P16">The two most-significant bits are reserved as 00; nodes must send and check that value.</text:p>
        </text:list-item>
        <text:list-item>
          <text:p text:style-name="P16">The next bit is used to indicate unaddressed messages meant for “simple” or minimal nodes. A 1 in this bit means that these simple nodes can ignore this message. A 0 in this bit means that <text:span text:style-name="T6">the</text:span> simple nodes should process the message.<text:line-break/>This is meant to speed processing of some message types. <text:s/>The decision as to whether a particular message type is of interest to the notional “simple” node is left to the actual protocol definition, found elsewhere. <text:s/>This bit is reserved to 1 for addressed messages, as a message specifically delivered to a node should be processed.</text:p>
        </text:list-item>
        <text:list-item>
          <text:p text:style-name="P16">The next bit, <text:span text:style-name="T6">the least significant of the top nibble, is</text:span> reserved as 1; nodes must send and check that value.</text:p>
        </text:list-item>
        <text:list-item>
          <text:p text:style-name="P16">The next eight bits form a specific message number. This also has some substructure:</text:p>
        </text:list-item>
        <text:list-item>
          <text:p text:style-name="P17">The most significant bit is reserved as 0; nodes must send and check that value.</text:p>
        </text:list-item>
        <text:list-item>
          <text:p text:style-name="P17">The next two of these are used to form static priority groups. A 0 bit is considered to have more priority (can be processed first), a 1 bit less priority (can be processed later). The MSB makes a larger statement about priority than the LSB <text:soft-page-break/>of these two. Priority processing is permitted but not required. The priority group bits are part of the overall message type.</text:p>
        </text:list-item>
        <text:list-item>
          <text:p text:style-name="P17">The next bit is reserved as 0; nodes must send and check that value.</text:p>
        </text:list-item>
        <text:list-item>
          <text:p text:style-name="P17">The next 4 bits, forming the low nibble, are used to indicate the specific message within a priority group.</text:p>
        </text:list-item>
        <text:list-item>
          <text:p text:style-name="P16">The bottom nibble is interpreted as flags that define the structure and format of the message type.</text:p>
        </text:list-item>
        <text:list-item>
          <text:p text:style-name="P17">The most significant bit is reserved as 0; nodes much send and check that value.</text:p>
        </text:list-item>
        <text:list-item>
          <text:p text:style-name="P17">The 2<text:span text:style-name="T4">nd</text:span> from-least-significant bit indicates that this message carries a destination node address (DID) when set to 1. Setting 0 means that the message is globally addressed. If a Destination Node ID (DID) is present, it is at a specific location in the message content.</text:p>
        </text:list-item>
        <text:list-item>
          <text:p text:style-name="P17">The next-to-least-significant bit indicates this message carries a P/C Event ID field when set to 1. Setting 0 means that the message does not carry a P/C event ID. If a P/C Event ID is present, it is at a specific location in the message content.</text:p>
        </text:list-item>
        <text:list-item>
          <text:p text:style-name="P17">The least-significant bit when set to 1 indicates this message carries a flag byte after the DID and/or EID determined by the above bits. The low bits of that byte can be relocated for some wire protocols, see e.g. the definition of the CAN wire protocol.</text:p>
        </text:list-item>
      </text:list>
      <text:p text:style-name="P13">These flags allow nodes to do simple decoding of messages with MTIs that they don't recognize, perhaps because they were defined after the node was created. <text:s/></text:p>
      <text:p text:style-name="Standard">We've chosen to allocate bit fields to make decoding simpler; if possible, aligned on nibble boundaries to make it easy to read as hexadecimal numbers. </text:p>
      <text:p text:style-name="Standard">MTI layout:</text:p>
      <table:table table:name="Table2" table:style-name="Table2">
        <table:table-column table:style-name="Table2.A"/>
        <table:table-column table:style-name="Table2.B"/>
        <table:table-column table:style-name="Table2.A" table:number-columns-repeated="2"/>
        <table:table-column table:style-name="Table2.B"/>
        <table:table-column table:style-name="Table2.A"/>
        <table:table-column table:style-name="Table2.B" table:number-columns-repeated="3"/>
        <table:table-row>
          <table:table-cell table:style-name="Table2.A1" office:value-type="string">
            <text:p text:style-name="Table_20_Heading">Field</text:p>
          </table:table-cell>
          <table:table-cell table:style-name="Table2.A1" office:value-type="string">
            <text:p text:style-name="Table_20_Contents">Reserved</text:p>
          </table:table-cell>
          <table:table-cell table:style-name="Table2.A1" office:value-type="string">
            <text:p text:style-name="Table_20_Contents">Simple Node flag</text:p>
          </table:table-cell>
          <table:table-cell table:style-name="Table2.A1" office:value-type="string">
            <text:p text:style-name="Table_20_Contents">Reserved</text:p>
          </table:table-cell>
          <table:table-cell table:style-name="Table2.A1" office:value-type="string">
            <text:p text:style-name="Table_20_Contents">Message Number</text:p>
          </table:table-cell>
          <table:table-cell table:style-name="Table2.A1" office:value-type="string">
            <text:p text:style-name="Table_20_Contents">Reserved</text:p>
            <text:p text:style-name="Table_20_Contents"/>
          </table:table-cell>
          <table:table-cell table:style-name="Table2.A1" office:value-type="string">
            <text:p text:style-name="Table_20_Contents">Dest ID flag</text:p>
          </table:table-cell>
          <table:table-cell table:style-name="Table2.A1" office:value-type="string">
            <text:p text:style-name="Table_20_Contents">Event ID flag</text:p>
          </table:table-cell>
          <table:table-cell table:style-name="Table2.I1" office:value-type="string">
            <text:p text:style-name="Table_20_Contents">Flag Byte flag</text:p>
          </table:table-cell>
        </table:table-row>
        <table:table-row>
          <table:table-cell table:style-name="Table2.A2" office:value-type="string">
            <text:p text:style-name="Table_20_Heading">Size &amp; location</text:p>
          </table:table-cell>
          <table:table-cell table:style-name="Table2.A2" office:value-type="string">
            <text:p text:style-name="Table_20_Contents">2 bits</text:p>
            <text:p text:style-name="Table_20_Contents">0xC000</text:p>
          </table:table-cell>
          <table:table-cell table:style-name="Table2.A2" office:value-type="string">
            <text:p text:style-name="Table_20_Contents">1 bit</text:p>
            <text:p text:style-name="Table_20_Contents">0x2000</text:p>
          </table:table-cell>
          <table:table-cell table:style-name="Table2.A2" office:value-type="string">
            <text:p text:style-name="Table_20_Contents">1 bit</text:p>
            <text:p text:style-name="Table_20_Contents">0x1000</text:p>
          </table:table-cell>
          <table:table-cell table:style-name="Table2.A2" office:value-type="string">
            <text:p text:style-name="Table_20_Contents">8 bits</text:p>
            <text:p text:style-name="Table_20_Contents">0x0FF0</text:p>
          </table:table-cell>
          <table:table-cell table:style-name="Table2.A2" office:value-type="string">
            <text:p text:style-name="Table_20_Contents">1 bit</text:p>
            <text:p text:style-name="Table_20_Contents">0x0008</text:p>
          </table:table-cell>
          <table:table-cell table:style-name="Table2.A2" office:value-type="string">
            <text:p text:style-name="Table_20_Contents">1 bit</text:p>
            <text:p text:style-name="Table_20_Contents">0x0004</text:p>
          </table:table-cell>
          <table:table-cell table:style-name="Table2.A2" office:value-type="string">
            <text:p text:style-name="Table_20_Contents">1 bit</text:p>
            <text:p text:style-name="Table_20_Contents">0x0002</text:p>
          </table:table-cell>
          <table:table-cell table:style-name="Table2.I2" office:value-type="string">
            <text:p text:style-name="Table_20_Contents">1 bit</text:p>
            <text:p text:style-name="Table_20_Contents">0x0001</text:p>
          </table:table-cell>
        </table:table-row>
        <table:table-row>
          <table:table-cell table:style-name="Table2.A2" office:value-type="string">
            <text:p text:style-name="Table_20_Heading">Value(s)</text:p>
          </table:table-cell>
          <table:table-cell table:style-name="Table2.A2" office:value-type="string">
            <text:p text:style-name="Table_20_Contents">0</text:p>
            <text:p text:style-name="Table_20_Contents">(send and check)</text:p>
          </table:table-cell>
          <table:table-cell table:style-name="Table2.A2" office:value-type="string">
            <text:p text:style-name="Table_20_Contents">0 means for simple node, 1 means simple node can skip</text:p>
          </table:table-cell>
          <table:table-cell table:style-name="Table2.A2" office:value-type="string">
            <text:p text:style-name="Table_20_Contents">1</text:p>
            <text:p text:style-name="Table_20_Contents">(send and check)</text:p>
          </table:table-cell>
          <table:table-cell table:style-name="Table2.A2" office:value-type="string">
            <text:p text:style-name="Table_20_Contents">See below</text:p>
          </table:table-cell>
          <table:table-cell table:style-name="Table2.A2" office:value-type="string">
            <text:p text:style-name="Table_20_Contents">0</text:p>
            <text:p text:style-name="Table_20_Contents">(send and check)</text:p>
          </table:table-cell>
          <table:table-cell table:style-name="Table2.A2" office:value-type="string">
            <text:p text:style-name="Table_20_Contents">1 means Destination ID present, 0 means not present</text:p>
          </table:table-cell>
          <table:table-cell table:style-name="Table2.A2" office:value-type="string">
            <text:p text:style-name="Table_20_Contents">1 means Event ID present, 0 means not present</text:p>
          </table:table-cell>
          <table:table-cell table:style-name="Table2.I2" office:value-type="string">
            <text:p text:style-name="Table_20_Contents">0 means flag byte present, 1 means not present</text:p>
          </table:table-cell>
        </table:table-row>
      </table:table>
      <text:p text:style-name="Text_20_body"/>
      <text:p text:style-name="Text_20_body"><text:soft-page-break/>Message Number byte (8 bits) layout:</text:p>
      <table:table table:name="Table3" table:style-name="Table3">
        <table:table-column table:style-name="Table3.A" table:number-columns-repeated="2"/>
        <table:table-column table:style-name="Table3.C"/>
        <table:table-column table:style-name="Table3.A"/>
        <table:table-column table:style-name="Table3.C"/>
        <table:table-row>
          <table:table-cell table:style-name="Table3.A1" office:value-type="string">
            <text:p text:style-name="Table_20_Heading">Field</text:p>
          </table:table-cell>
          <table:table-cell table:style-name="Table3.A1" office:value-type="string">
            <text:p text:style-name="Table_20_Contents">Reserved</text:p>
          </table:table-cell>
          <table:table-cell table:style-name="Table3.A1" office:value-type="string">
            <text:p text:style-name="Table_20_Contents">Static priority groups</text:p>
          </table:table-cell>
          <table:table-cell table:style-name="Table3.A1" office:value-type="string">
            <text:p text:style-name="Table_20_Contents">Reserved</text:p>
            <text:p text:style-name="Table_20_Contents">(send and check)</text:p>
          </table:table-cell>
          <table:table-cell table:style-name="Table3.E1" office:value-type="string">
            <text:p text:style-name="Table_20_Contents">Specific type</text:p>
          </table:table-cell>
        </table:table-row>
        <table:table-row>
          <table:table-cell table:style-name="Table3.A2" office:value-type="string">
            <text:p text:style-name="Table_20_Heading">Size &amp; location (within 8-bit field)</text:p>
          </table:table-cell>
          <table:table-cell table:style-name="Table3.A2" office:value-type="string">
            <text:p text:style-name="Table_20_Contents">1 bit</text:p>
            <text:p text:style-name="Table_20_Contents">0x80</text:p>
          </table:table-cell>
          <table:table-cell table:style-name="Table3.A2" office:value-type="string">
            <text:p text:style-name="Table_20_Contents">2 bits</text:p>
            <text:p text:style-name="Table_20_Contents">0x60</text:p>
          </table:table-cell>
          <table:table-cell table:style-name="Table3.A2" office:value-type="string">
            <text:p text:style-name="Table_20_Contents">1 bit</text:p>
            <text:p text:style-name="Table_20_Contents">0x10</text:p>
          </table:table-cell>
          <table:table-cell table:style-name="Table3.E2" office:value-type="string">
            <text:p text:style-name="Table_20_Contents">4 bits</text:p>
            <text:p text:style-name="Table_20_Contents">0x0F</text:p>
          </table:table-cell>
        </table:table-row>
        <table:table-row>
          <table:table-cell table:style-name="Table3.A2" office:value-type="string">
            <text:p text:style-name="Table_20_Heading">Value(s)</text:p>
          </table:table-cell>
          <table:table-cell table:style-name="Table3.A2" office:value-type="string">
            <text:p text:style-name="Table_20_Contents">0 </text:p>
            <text:p text:style-name="Table_20_Contents">(send and check)</text:p>
          </table:table-cell>
          <table:table-cell table:style-name="Table3.A2" office:value-type="string">
            <text:p text:style-name="Table_20_Contents">0 to 3</text:p>
            <text:p text:style-name="Table_20_Contents">0 goes first, 3 last if priority processing is present</text:p>
          </table:table-cell>
          <table:table-cell table:style-name="Table3.A2" office:value-type="string">
            <text:p text:style-name="Table_20_Contents">0</text:p>
            <text:p text:style-name="Table_20_Contents">(send and check)</text:p>
          </table:table-cell>
          <table:table-cell table:style-name="Table3.E2" office:value-type="string">
            <text:p text:style-name="Table_20_Contents">See spreadsheet for values &amp; meanings</text:p>
          </table:table-cell>
        </table:table-row>
      </table:table>
      <text:p text:style-name="P9"/>
      <text:p text:style-name="Standard">Specific values are allocated and documented in the separate worksheet. We keep them in just that one place to avoid conflicting updates.</text:p>
      <text:h text:style-name="Heading_20_1" text:outline-level="1">CAN MTI Considerations</text:h>
      <text:p text:style-name="P8">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text:p>
      <text:p text:style-name="Standard">MTI information is carried in a different format on CAN links to increase bandwidth efficiency, simplify decoding in small processors, and permit use of hardware filtering.</text:p>
      <text:p text:style-name="Standard">Standard MTIs are mapped to one of seven types:</text:p>
      <table:table table:name="Table4" table:style-name="Table4">
        <table:table-column table:style-name="Table4.A"/>
        <table:table-column table:style-name="Table4.B"/>
        <table:table-header-rows>
          <table:table-row>
            <table:table-cell table:style-name="Table4.A1" office:value-type="string">
              <text:p text:style-name="P11">Type</text:p>
            </table:table-cell>
            <table:table-cell table:style-name="Table4.B1" office:value-type="string">
              <text:p text:style-name="Table_20_Heading">Meaning</text:p>
            </table:table-cell>
          </table:table-row>
        </table:table-header-rows>
        <table:table-row>
          <table:table-cell table:style-name="Table4.A2" office:value-type="float" office:value="0">
            <text:p text:style-name="P12">0</text:p>
          </table:table-cell>
          <table:table-cell table:style-name="Table4.B2" office:value-type="string">
            <text:p text:style-name="Table_20_Contents">Unaddressed MTI for simple nodes</text:p>
          </table:table-cell>
        </table:table-row>
        <table:table-row>
          <table:table-cell table:style-name="Table4.A2" office:value-type="float" office:value="1">
            <text:p text:style-name="P12">1</text:p>
          </table:table-cell>
          <table:table-cell table:style-name="Table4.B2" office:value-type="string">
            <text:p text:style-name="Table_20_Contents">Unaddressed MTI for non-simple nodes</text:p>
          </table:table-cell>
        </table:table-row>
        <table:table-row>
          <table:table-cell table:style-name="Table4.A2" office:value-type="float" office:value="2">
            <text:p text:style-name="P12">2</text:p>
          </table:table-cell>
          <table:table-cell table:style-name="Table4.B2" office:value-type="string">
            <text:p text:style-name="Table_20_Contents">(Reserved, not used)</text:p>
          </table:table-cell>
        </table:table-row>
        <table:table-row>
          <table:table-cell table:style-name="Table4.A2" office:value-type="float" office:value="3">
            <text:p text:style-name="P12">3</text:p>
          </table:table-cell>
          <table:table-cell table:style-name="Table4.B2" office:value-type="string">
            <text:p text:style-name="Table_20_Contents">(Reserved, not used)</text:p>
          </table:table-cell>
        </table:table-row>
        <table:table-row>
          <table:table-cell table:style-name="Table4.A2" office:value-type="float" office:value="4">
            <text:p text:style-name="P12">4</text:p>
          </table:table-cell>
          <table:table-cell table:style-name="Table4.B2" office:value-type="string">
            <text:p text:style-name="Table_20_Contents">Datagram not-last segment</text:p>
          </table:table-cell>
        </table:table-row>
        <table:table-row>
          <table:table-cell table:style-name="Table4.A2" office:value-type="float" office:value="5">
            <text:p text:style-name="P12">5</text:p>
          </table:table-cell>
          <table:table-cell table:style-name="Table4.B2" office:value-type="string">
            <text:p text:style-name="Table_20_Contents">Datagram last segment</text:p>
          </table:table-cell>
        </table:table-row>
        <text:soft-page-break/>
        <table:table-row>
          <table:table-cell table:style-name="Table4.A2" office:value-type="float" office:value="6">
            <text:p text:style-name="P12">6</text:p>
          </table:table-cell>
          <table:table-cell table:style-name="Table4.B2" office:value-type="string">
            <text:p text:style-name="Table_20_Contents">Addressed MTI other than datagram or stream</text:p>
          </table:table-cell>
        </table:table-row>
        <table:table-row>
          <table:table-cell table:style-name="Table4.A2" office:value-type="float" office:value="7">
            <text:p text:style-name="P12">7</text:p>
          </table:table-cell>
          <table:table-cell table:style-name="Table4.B2" office:value-type="string">
            <text:p text:style-name="Table_20_Contents">Stream Data</text:p>
          </table:table-cell>
        </table:table-row>
      </table:table>
      <text:p text:style-name="Standard"/>
      <text:p text:style-name="Standard">The bit coding of this has been chosen to use the “4” bit to indicate <text:span text:style-name="T6">that a destination address is present, directly mapping to the “Destination ID present” bit in the full MTI.</text:span></text:p>
      <text:p text:style-name="Standard">The 4, 5 (Datagram) and 7 (Stream Data) values are special cases chosen for efficient processing of large amounts of data on CAN. <text:s/>Most MTIs will map to 0, 1 or 6.</text:p>
      <text:p text:style-name="Standard">The 0 vs 1 values map directly to the “Simple Node flag” in the full MTI.</text:p>
      <text:h text:style-name="Heading_20_2" text:outline-level="2">Addressed CAN MTIs</text:h>
      <text:p text:style-name="Standard">Common MTIs with the “destination ID present” bit set are mapped to and from type 6. </text:p>
      <text:p text:style-name="Standard">In this case, the 12-bit destination alias is placed in the header, <text:span text:style-name="T6">and</text:span> the Message Number byte from the full MTI is the first byte of the CAN frame.</text:p>
      <text:h text:style-name="Heading_20_2" text:outline-level="2">Unaddressed CAN MTIs</text:h>
      <text:p text:style-name="Standard">Common MTIs with the “destination ID present” bit set are mapped to and from type 0 or 1, depending on whether the “simple node” bit is reset or set. <text:s/></text:p>
      <text:p text:style-name="Standard">In this case, the next twelve bits of the CAN header are available for MTI information. <text:s/>The first (most significant) eight bits are used for <text:span text:style-name="T6">the</text:span> Message Number byte. <text:s/>The last (least significant) four bits are used for the Event ID present, the Flag Byte present flag, and any flag bits themselves.</text:p>
      <text:p text:style-name="Standard"><text:change-start text:change-id="ct814458912"/></text:p>
      <text:h text:style-name="Heading_20_1" text:outline-level="1">(Information to be integrated)</text:h>
      <text:p text:style-name="Standard">T<text:change-end text:change-id="ct814458912"/><text:change-start text:change-id="ct656205760"/>he following has been cut&amp;pasted from other, older notes, and needs to be integrated with the main TN text above. <text:s/>This is a work in progress!</text:p>
      <text:h text:style-name="Heading_20_2" text:outline-level="2">Bits vs Codes</text:h>
      <text:p text:style-name="Standard">Should a common Message Type ID contain bit-coded fields for e.g. presence of Destination Node ID, presence of Event ID? There are arguments in both directions. </text:p>
      <text:p text:style-name="Standard">Having a bit-coded value (bit that says Destination Node ID present) is the same as a bit saying "global message vs addressed"; one could chose to document it either way. Having this bit saves space in the most common messages, which are the global P/C Event Reports. </text:p>
      <text:p text:style-name="Standard">The alternative is a global address value. One could _always_ have the DID present, and have a specific value (e.g. 0) that indicates the message is addressed to all nodes. This may result in simpler message deformating code, as the remaining fields are always in the same byte locations. </text:p>
      <text:p text:style-name="Standard"><text:soft-page-break/>The common message can be reformatted on any particular wire protocol, so if one form or the other works better e.g. on a CAN link, the local format can use the other form. </text:p>
      <text:p text:style-name="Standard">Similarly, having a bit that indicates an Event ID is present can help parse messages faster, but it's truely optional in any particular local format. <text:change-end text:change-id="ct6562057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Common MTI Values<text:tab/>1</text:p>
          <text:p text:style-name="P15"><text:s/>3 CAN MTI Considerations<text:tab/>3</text:p>
          <text:p text:style-name="P14"><text:s/>3.1 Addressed CAN MTIs<text:tab/>4</text:p>
          <text:p text:style-name="P14"><text:s/>3.2 Unaddressed CAN MTIs<text:tab/>4</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thod for Allocating MTI Values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1-07-30T10:50:59.99">7/30/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thod for Allocated MTI Value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7-30T10:50:59.99">Jul 30, 2011</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1-07-30T10:50:59.99">7/30/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0</meta:editing-cycles>
    <meta:editing-duration>PT12H39M28S</meta:editing-duration>
    <meta:generator>OpenOffice.org/3.3$Unix OpenOffice.org_project/330m20$Build-9567</meta:generator>
    <dc:date>2011-07-30T10:51:00</dc:date>
    <dc:creator>Bob Jacobsen</dc:creator>
    <meta:document-statistic meta:table-count="4" meta:image-count="1" meta:object-count="0" meta:page-count="5" meta:paragraph-count="139" meta:word-count="1509" meta:character-count="8488"/>
    <meta:user-defined meta:name="Info 1"/>
    <meta:user-defined meta:name="Info 2"/>
    <meta:user-defined meta:name="Info 3"/>
    <meta:user-defined meta:name="Info 4"/>
  </office:meta>
</office:document-meta>
</file>